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1cc2" officeooo:paragraph-rsid="00181cc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1cc2" officeooo:paragraph-rsid="00181cc2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iderações finais</text:p>
      <text:p text:style-name="P2"/>
      <text:p text:style-name="P2">Poderiam ter sido feitos mais testes, os testes poderiam ter sido feitos junto com as funcionalidades</text:p>
      <text:p text:style-name="P2">Poderia ter tido um planejamento melhor com o levantamento das funcionalidades do jogo e a descrição dos requisitos.</text:p>
      <text:p text:style-name="P2">O código pode estar mais limpo e modularizado</text:p>
      <text:p text:style-name="P2">Os diagramas podem estar mais completo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2:13:49.707711053</meta:creation-date>
    <dc:date>2019-03-21T02:16:20.612958249</dc:date>
    <meta:editing-duration>PT2M31S</meta:editing-duration>
    <meta:editing-cycles>1</meta:editing-cycles>
    <meta:document-statistic meta:table-count="0" meta:image-count="0" meta:object-count="0" meta:page-count="1" meta:paragraph-count="5" meta:word-count="50" meta:character-count="321" meta:non-whitespace-character-count="276"/>
    <meta:generator>LibreOffice/5.1.2.2$Linux_X86_64 LibreOffice_project/10m0$Build-2</meta:generator>
  </office:meta>
</office:document-meta>
</file>